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Result">
      <style:text-properties fo:font-weight="normal" style:font-weight-asian="normal" style:font-weight-complex="normal"/>
    </style:style>
    <style:style style:name="ce2" style:family="table-cell" style:parent-style-name="Default">
      <style:text-properties fo:color="#000000" style:font-name="Calibri" fo:font-size="12pt" fo:font-weight="bold" style:font-size-asian="12pt" style:font-weight-asian="bold" style:font-size-complex="12pt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food_shared</text:p>
          </table:table-cell>
          <table:table-cell/>
          <table:table-cell table:style-name="Pivot_20_Table_20_Result"/>
          <table:table-cell/>
          <table:table-cell table:style-name="ce2"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43995" calcext:value-type="float">
            <text:p>-43995</text:p>
          </table:table-cell>
          <table:table-cell/>
          <table:table-cell table:style-name="Pivot_20_Table_20_Result"/>
          <table:table-cell/>
          <table:table-cell table:style-name="ce2" table:number-columns-repeated="2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number-columns-repeated="6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-30681.4" calcext:value-type="float">
            <text:p>-30681.4</text:p>
          </table:table-cell>
          <table:table-cell table:number-columns-repeated="5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float" office:value="-28429" calcext:value-type="float">
            <text:p>-28429</text:p>
          </table:table-cell>
          <table:table-cell table:number-columns-repeated="5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-34790.5" calcext:value-type="float">
            <text:p>-34790.5</text:p>
          </table:table-cell>
          <table:table-cell table:number-columns-repeated="5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-36166.6" calcext:value-type="float">
            <text:p>-36166.6</text:p>
          </table:table-cell>
          <table:table-cell table:number-columns-repeated="5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-47691.7" calcext:value-type="float">
            <text:p>-47691.7</text:p>
          </table:table-cell>
          <table:table-cell table:number-columns-repeated="5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-54312.2" calcext:value-type="float">
            <text:p>-54312.2</text:p>
          </table:table-cell>
          <table:table-cell table:number-columns-repeated="5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-26485.1" calcext:value-type="float">
            <text:p>-26485.1</text:p>
          </table:table-cell>
          <table:table-cell table:number-columns-repeated="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-87990.91" calcext:value-type="float">
            <text:p>-87990.91</text:p>
          </table:table-cell>
          <table:table-cell table:number-columns-repeated="5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-65472" calcext:value-type="float">
            <text:p>-65472</text:p>
          </table:table-cell>
          <table:table-cell table:number-columns-repeated="5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-78013.6" calcext:value-type="float">
            <text:p>-78013.6</text:p>
          </table:table-cell>
          <table:table-cell table:number-columns-repeated="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-90752.5" calcext:value-type="float">
            <text:p>-90752.5</text:p>
          </table:table-cell>
          <table:table-cell table:number-columns-repeated="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-98120" calcext:value-type="float">
            <text:p>-98120</text:p>
          </table:table-cell>
          <table:table-cell table:number-columns-repeated="5"/>
        </table:table-row>
        <table:table-row table:style-name="ro2">
          <table:table-cell office:value-type="float" office:value="2022" calcext:value-type="float">
            <text:p>2022</text:p>
          </table:table-cell>
          <table:table-cell table:formula="of:=-96539.96" office:value-type="float" office:value="-96539.96" calcext:value-type="float">
            <text:p>-96539.96</text:p>
          </table:table-cell>
          <table:table-cell table:number-columns-repeated="5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-102992.55" calcext:value-type="float">
            <text:p>-102992.5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 number:style="long"/>
      <number:text>-</number:text>
      <number:month number:textual="true"/>
    </number:date-style>
    <number:number-style style:name="N169">
      <number:number number:decimal-places="4" number:min-decimal-places="4" number:min-integer-digits="1"/>
    </number:number-style>
    <number:currency-style style:name="N170">
      <number:number number:decimal-places="3" number:min-decimal-places="3" number:min-integer-digits="1" number:grouping="true"/>
      <number:text> </number:text>
      <number:currency-symbol number:language="cs" number:country="CZ">Kč</number:currency-symbol>
    </number:currency-style>
    <number:date-style style:name="N10120P0" style:volatile="true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20" number:language="en" number:country="GB">
      <number:text-content/>
      <style:map style:condition="value()&lt;=1.7976931348623157E+308" style:apply-style-name="N10120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20:51:09.136572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20:04:54.049268723</meta:creation-date>
    <meta:generator>LibreOffice/7.6.4.1$MacOSX_X86_64 LibreOffice_project/e19e193f88cd6c0525a17fb7a176ed8e6a3e2aa1</meta:generator>
    <dc:date>2023-12-26T20:52:31.641464716</dc:date>
    <meta:editing-duration>PT25M12S</meta:editing-duration>
    <meta:editing-cycles>7</meta:editing-cycles>
    <meta:document-statistic meta:table-count="1" meta:cell-count="33" meta:object-count="0"/>
  </office:meta>
</office:document-meta>
</file>